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2000000A915BBC2CD54F33EBB.jpg" manifest:media-type="image/jpeg"/>
  <manifest:file-entry manifest:full-path="Pictures/10000201000001DD000001659FF4D672DC3406FA.png" manifest:media-type="image/png"/>
  <manifest:file-entry manifest:full-path="Pictures/100002010000066B000002A79797686F84957FF4.png" manifest:media-type="image/png"/>
  <manifest:file-entry manifest:full-path="Pictures/10000000000003EE000006DABC1AA5E9563760FB.jpg" manifest:media-type="image/jpeg"/>
  <manifest:file-entry manifest:full-path="Pictures/100000000000029500000371C5252DEC22E8043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0000" draw:marker-start-width="0.279cm" draw:marker-end-width="0.279cm" draw:fill-color="#000000" draw:opacity="0%" draw:textarea-horizontal-align="justify" draw:textarea-vertical-align="middle" draw:auto-grow-height="false" fo:min-height="0.13cm" fo:min-width="0.023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06cm" svg:stroke-color="#80808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80808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width="0.106cm" svg:stroke-color="#82502b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82502b" draw:fill="none" draw:fill-color="#ffffff" fo:min-height="1.423cm"/>
      <style:paragraph-properties style:writing-mode="lr-tb"/>
    </style:style>
    <style:style style:name="gr7" style:family="graphic" style:parent-style-name="standard">
      <style:graphic-properties svg:stroke-color="#808080" draw:opacity="0%" draw:textarea-horizontal-align="justify" draw:textarea-vertical-align="middle" draw:auto-grow-height="false" fo:min-height="4.886cm" fo:min-width="16.091cm"/>
    </style:style>
    <style:style style:name="gr8" style:family="graphic" style:parent-style-name="standard">
      <style:graphic-properties svg:stroke-color="#82502b" draw:opacity="0%" draw:textarea-horizontal-align="justify" draw:textarea-vertical-align="middle" draw:auto-grow-height="false" fo:min-height="4.907cm" fo:min-width="16.087cm"/>
    </style:style>
    <style:style style:name="gr9" style:family="graphic" style:parent-style-name="standard">
      <style:graphic-properties draw:stroke="solid" svg:stroke-color="#808080" draw:fill="none" draw:fill-color="#ffffff" fo:min-height="0.513cm"/>
      <style:paragraph-properties style:writing-mode="lr-tb"/>
    </style:style>
    <style:style style:name="gr10" style:family="graphic" style:parent-style-name="standard">
      <style:graphic-properties draw:stroke="solid" svg:stroke-color="#82502b" draw:fill="none" draw:fill-color="#ffffff" fo:min-height="0.513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0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808080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808080" loext:opacity="100%"/>
    </style:style>
    <style:style style:name="P6" style:family="paragraph">
      <loext:graphic-properties draw:fill="none"/>
      <style:paragraph-properties fo:text-align="center"/>
      <style:text-properties fo:color="#82502b" loext:opacity="100%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82502b" loext:opacity="100%"/>
    </style:style>
    <style:style style:name="P8" style:family="paragraph">
      <loext:graphic-properties draw:opacity="0%"/>
      <style:paragraph-properties fo:text-align="center"/>
      <style:text-properties fo:color="#808080" loext:opacity="100%"/>
    </style:style>
    <style:style style:name="P9" style:family="paragraph">
      <loext:graphic-properties draw:opacity="0%"/>
      <style:paragraph-properties fo:text-align="center"/>
      <style:text-properties fo:color="#82502b" loext:opacity="100%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808080" loext:opacity="100%" fo:font-size="13pt" style:font-size-asian="13pt" style:font-size-complex="13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82502b" loext:opacity="100%" fo:font-size="13pt" style:font-size-asian="13pt" style:font-size-complex="13pt"/>
    </style:style>
    <style:style style:name="T1" style:family="text">
      <style:text-properties fo:color="#808080" loext:opacity="100%"/>
    </style:style>
    <style:style style:name="T2" style:family="text">
      <style:text-properties fo:color="#82502b" loext:opacity="100%"/>
    </style:style>
    <style:style style:name="T3" style:family="text">
      <style:text-properties fo:color="#808080" loext:opacity="100%" fo:font-size="13pt" style:font-size-asian="13pt" style:font-size-complex="13pt"/>
    </style:style>
    <style:style style:name="T4" style:family="text">
      <style:text-properties fo:color="#82502b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09cm" svg:height="4.47cm" svg:x="2.957cm" svg:y="7.032cm">
          <draw:image xlink:href="Pictures/10000000000000B2000000A915BBC2CD54F33EBB.jpg" xlink:type="simple" xlink:show="embed" xlink:actuate="onLoad" draw:mime-type="image/jpeg">
            <text:p/>
          </draw:image>
        </draw:frame>
        <draw:custom-shape draw:style-name="gr2" draw:text-style-name="P2" draw:layer="layout" svg:width="0.813cm" svg:height="0.61cm" svg:x="6.171cm" svg:y="8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13cm" svg:height="0.61cm" svg:x="3.656cm" svg:y="7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94cm" svg:height="4.445cm" svg:x="14.256cm" svg:y="3.857cm">
          <draw:image xlink:href="Pictures/10000201000001DD000001659FF4D672DC3406FA.png" xlink:type="simple" xlink:show="embed" xlink:actuate="onLoad" draw:mime-type="image/png">
            <text:p/>
          </draw:image>
        </draw:frame>
        <draw:line draw:style-name="gr3" draw:text-style-name="P3" draw:layer="layout" svg:x1="7.72cm" svg:y1="7.903cm" svg:x2="8.355cm" svg:y2="7.268cm">
          <text:p/>
        </draw:line>
        <draw:line draw:style-name="gr3" draw:text-style-name="P3" draw:layer="layout" svg:x1="20.484cm" svg:y1="6.079cm" svg:x2="21.754cm" svg:y2="6.079cm">
          <text:p/>
        </draw:line>
        <draw:frame draw:style-name="gr4" draw:text-style-name="P5" draw:layer="layout" svg:width="3.81cm" svg:height="1.673cm" svg:x="21.708cm" svg:y="5.243cm">
          <draw:text-box>
            <text:p text:style-name="P4"><text:span text:style-name="T1">Examiner Conclusion</text:span></text:p>
          </draw:text-box>
        </draw:frame>
        <draw:line draw:style-name="gr3" draw:text-style-name="P3" draw:layer="layout" svg:x1="12.897cm" svg:y1="6.079cm" svg:x2="14.167cm" svg:y2="6.079cm">
          <text:p/>
        </draw:line>
        <draw:frame draw:style-name="gr1" draw:text-style-name="P1" draw:layer="layout" svg:width="2.997cm" svg:height="5.207cm" svg:x="8.713cm" svg:y="10.076cm">
          <draw:image xlink:href="Pictures/10000000000003EE000006DABC1AA5E9563760FB.jpg" xlink:type="simple" xlink:show="embed" xlink:actuate="onLoad" draw:mime-type="image/jpeg">
            <text:p/>
          </draw:image>
        </draw:frame>
        <draw:line draw:style-name="gr5" draw:text-style-name="P6" draw:layer="layout" svg:x1="7.72cm" svg:y1="10.594cm" svg:x2="8.355cm" svg:y2="11.229cm">
          <text:p/>
        </draw:line>
        <draw:frame draw:style-name="gr6" draw:text-style-name="P7" draw:layer="layout" svg:width="3.315cm" svg:height="1.673cm" svg:x="21.956cm" svg:y="11.843cm">
          <draw:text-box>
            <text:p text:style-name="P4"><text:span text:style-name="T2">Similarity Score</text:span></text:p>
          </draw:text-box>
        </draw:frame>
        <draw:custom-shape draw:style-name="gr7" draw:text-style-name="P8" draw:layer="layout" svg:width="17.145cm" svg:height="5.69cm" svg:x="8.354cm" svg:y="3.2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7.145cm" svg:height="5.715cm" svg:x="8.354cm" svg:y="9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5.398cm" svg:height="0.763cm" svg:x="9.233cm" svg:y="2.448cm">
          <draw:text-box>
            <text:p text:style-name="P4"><text:span text:style-name="T3">Traditional Examination</text:span></text:p>
          </draw:text-box>
        </draw:frame>
        <draw:frame draw:style-name="gr10" draw:text-style-name="P11" draw:layer="layout" svg:width="3.632cm" svg:height="0.763cm" svg:x="9.233cm" svg:y="9.049cm">
          <draw:text-box>
            <text:p text:style-name="P4"><text:span text:style-name="T4">ACES Pipeline</text:span></text:p>
          </draw:text-box>
        </draw:frame>
        <draw:frame draw:style-name="gr1" draw:text-style-name="P1" draw:layer="layout" svg:width="7.756cm" svg:height="3.204cm" svg:x="13.204cm" svg:y="11.448cm">
          <draw:image xlink:href="Pictures/100002010000066B000002A79797686F84957FF4.png" xlink:type="simple" xlink:show="embed" xlink:actuate="onLoad" draw:mime-type="image/png">
            <text:p/>
          </draw:image>
        </draw:frame>
        <draw:line draw:style-name="gr5" draw:text-style-name="P6" draw:layer="layout" svg:x1="20.351cm" svg:y1="12.679cm" svg:x2="21.621cm" svg:y2="12.679cm">
          <text:p/>
        </draw:line>
        <draw:line draw:style-name="gr5" draw:text-style-name="P6" draw:layer="layout" svg:x1="12.113cm" svg:y1="12.679cm" svg:x2="13.383cm" svg:y2="12.679cm">
          <text:p/>
        </draw:line>
        <draw:frame draw:style-name="gr11" draw:text-style-name="P4" draw:layer="layout" svg:width="3.818cm" svg:height="5.089cm" svg:x="8.929cm" svg:y="3.535cm">
          <draw:image xlink:href="Pictures/100000000000029500000371C5252DEC22E8043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0T16:50:29.792000000</meta:creation-date>
    <dc:date>2023-06-30T13:16:43.260000000</dc:date>
    <meta:editing-duration>PT2H9M41S</meta:editing-duration>
    <meta:editing-cycles>5</meta:editing-cycles>
    <meta:generator>LibreOffice/7.1.2.2$Windows_X86_64 LibreOffice_project/8a45595d069ef5570103caea1b71cc9d82b2aae4</meta:generator>
    <meta:document-statistic meta:object-count="19"/>
  </office:meta>
</office:document-meta>
</file>